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610000017747BB16DBB311518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solid" svg:stroke-width="0.028cm" svg:stroke-color="#fae05c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22.322cm" fo:min-width="18.472cm" fo:padding-top="0.139cm" fo:padding-bottom="0.139cm" fo:padding-left="0.264cm" fo:padding-right="0.264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35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="none" draw:fill-color="#ffffff" fo:min-height="22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algun Gothic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style:font-name="Malgun Gothic"/>
    </style:style>
    <style:style style:name="P6" style:family="paragraph">
      <loext:graphic-properties draw:fill="none" draw:fill-color="#ffffff"/>
      <style:text-properties style:font-name="Malgun Gothic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0.559cm" svg:height="2.9cm" svg:x="-0.059cm" svg:y="0.8cm">
          <draw:image xlink:href="Pictures/1000000000000A610000017747BB16DBB311518C.jpg" xlink:type="simple" xlink:show="embed" xlink:actuate="onLoad" loext:mime-type="image/jpeg">
            <text:p/>
          </draw:image>
        </draw:frame>
        <draw:custom-shape draw:style-name="gr2" draw:text-style-name="P2" draw:layer="layout" svg:width="19cm" svg:height="22.6cm" svg:x="0.957cm" svg:y="6.0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5.1cm" svg:height="1.6cm" svg:x="0.957cm" svg:y="3.928cm">
          <draw:text-box>
            <text:p text:style-name="P3"><text:span text:style-name="T1">Eu sou </text:span></text:p>
          </draw:text-box>
        </draw:frame>
        <draw:frame draw:style-name="gr4" draw:text-style-name="P6" draw:layer="layout" svg:width="19cm" svg:height="22.7cm" svg:x="1cm" svg:y="6cm">
          <draw:text-box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<text:s text:c="66"/>IC - 2018.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23:01:24.439000000</meta:creation-date>
    <dc:date>2018-09-17T23:27:38.809000000</dc:date>
    <meta:editing-duration>PT5M23S</meta:editing-duration>
    <meta:editing-cycles>2</meta:editing-cycles>
    <meta:generator>LibreOffice/6.1.0.3$Windows_X86_64 LibreOffice_project/efb621ed25068d70781dc026f7e9c5187a4decd1</meta:generator>
    <meta:document-statistic meta:object-count="4"/>
  </office:meta>
</office:document-meta>
</file>